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A000003B8C5BF37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color="#000000" draw:fill="none"/>
    </style:style>
    <style:style style:name="gr4" style:family="graphic" style:parent-style-name="standard">
      <style:graphic-properties svg:stroke-color="#000000" draw:fill="solid" draw:fill-color="#000000" draw:fill-hatch-solid="false" draw:textarea-horizontal-align="justify" draw:textarea-vertical-align="middle" draw:auto-grow-height="false"/>
    </style:style>
    <style:style style:name="gr5" style:family="graphic" style:parent-style-name="standard">
      <style:graphic-properties svg:stroke-width="0.02cm" svg:stroke-color="#000000" draw:marker-start-width="0.28cm" draw:marker-end-width="0.28cm" draw:opacity="0%" draw:opacity-name="" draw:textarea-horizontal-align="justify" draw:textarea-vertical-align="middle" draw:auto-grow-height="false" fo:padding-top="0.01cm" fo:padding-bottom="0.01cm" fo:padding-left="0.01cm" fo:padding-right="0.01cm" draw:shadow="hidden" draw:shadow-opacity="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master-page3">
        <draw:polygon draw:style-name="gr1" draw:layer="layout" svg:width="20.997cm" svg:height="29.7cm" svg:x="0cm" svg:y="-0.5cm" svg:viewBox="0 0 20998 29701" draw:points="0,0 20998,0 20998,29701 0,29701">
          <text:p/>
        </draw:polygon>
        <draw:frame draw:style-name="gr2" draw:layer="layout" svg:width="11.906cm" svg:height="10.798cm" svg:x="4.7cm" svg:y="9.4cm">
          <draw:image xlink:href="Pictures/100002010000041A000003B8C5BF3743.png" xlink:type="simple" xlink:show="embed" xlink:actuate="onLoad">
            <text:p/>
          </draw:image>
        </draw:frame>
        <draw:polygon draw:style-name="gr3" draw:layer="layout" svg:width="0cm" svg:height="0cm" svg:x="7.055cm" svg:y="13.691cm" svg:viewBox="0 0 0 0" draw:points="0,0">
          <text:p/>
        </draw:polygon>
        <draw:polygon draw:style-name="gr3" draw:layer="layout" svg:width="0cm" svg:height="0cm" svg:x="9.133cm" svg:y="14.982cm" svg:viewBox="0 0 0 0" draw:points="0,0">
          <text:p/>
        </draw:polygon>
        <draw:polygon draw:style-name="gr3" draw:layer="layout" svg:width="0cm" svg:height="0cm" svg:x="6.999cm" svg:y="14.199cm" svg:viewBox="0 0 0 0" draw:points="0,0">
          <text:p/>
        </draw:polygon>
        <draw:polygon draw:style-name="gr3" draw:layer="layout" svg:width="0cm" svg:height="0cm" svg:x="7.302cm" svg:y="14.502cm" svg:viewBox="0 0 0 0" draw:points="0,0">
          <text:p/>
        </draw:polygon>
        <draw:polygon draw:style-name="gr3" draw:layer="layout" svg:width="0cm" svg:height="0cm" svg:x="8.399cm" svg:y="13.5cm" svg:viewBox="0 0 0 0" draw:points="0,0">
          <text:p/>
        </draw:polygon>
        <draw:polygon draw:style-name="gr3" draw:layer="layout" svg:width="0cm" svg:height="0cm" svg:x="8.699cm" svg:y="13.8cm" svg:viewBox="0 0 0 0" draw:points="0,0">
          <text:p/>
        </draw:polygon>
        <draw:polygon draw:style-name="gr3" draw:layer="layout" svg:width="0cm" svg:height="0cm" svg:x="8.399cm" svg:y="14.901cm" svg:viewBox="0 0 0 0" draw:points="0,0">
          <text:p/>
        </draw:polygon>
        <draw:polygon draw:style-name="gr3" draw:layer="layout" svg:width="0cm" svg:height="0cm" svg:x="8.699cm" svg:y="15.201cm" svg:viewBox="0 0 0 0" draw:points="0,0">
          <text:p/>
        </draw:polygon>
        <draw:polygon draw:style-name="gr3" draw:layer="layout" svg:width="0cm" svg:height="0cm" svg:x="6.9cm" svg:y="15.698cm" svg:viewBox="0 0 0 0" draw:points="0,0">
          <text:p/>
        </draw:polygon>
        <draw:polygon draw:style-name="gr3" draw:layer="layout" svg:width="0cm" svg:height="0cm" svg:x="7.2cm" svg:y="16.002cm" svg:viewBox="0 0 0 0" draw:points="0,0">
          <text:p/>
        </draw:polygon>
        <draw:polygon draw:style-name="gr3" draw:layer="layout" svg:width="0cm" svg:height="0cm" svg:x="8.3cm" svg:y="16.298cm" svg:viewBox="0 0 0 0" draw:points="0,0">
          <text:p/>
        </draw:polygon>
        <draw:polygon draw:style-name="gr3" draw:layer="layout" svg:width="0cm" svg:height="0cm" svg:x="8.6cm" svg:y="16.601cm" svg:viewBox="0 0 0 0" draw:points="0,0">
          <text:p/>
        </draw:polygon>
        <draw:polygon draw:style-name="gr3" draw:layer="layout" svg:width="0cm" svg:height="0cm" svg:x="6.9cm" svg:y="17cm" svg:viewBox="0 0 0 0" draw:points="0,0">
          <text:p/>
        </draw:polygon>
        <draw:polygon draw:style-name="gr3" draw:layer="layout" svg:width="0cm" svg:height="0cm" svg:x="7.2cm" svg:y="17.3cm" svg:viewBox="0 0 0 0" draw:points="0,0">
          <text:p/>
        </draw:polygon>
        <draw:polygon draw:style-name="gr3" draw:layer="layout" svg:width="0cm" svg:height="0cm" svg:x="7.136cm" svg:y="15.095cm" svg:viewBox="0 0 0 0" draw:points="0,0">
          <text:p/>
        </draw:polygon>
        <draw:polygon draw:style-name="gr3" draw:layer="layout" svg:width="0cm" svg:height="0cm" svg:x="8.96cm" svg:y="16.407cm" svg:viewBox="0 0 0 0" draw:points="0,0">
          <text:p/>
        </draw:polygon>
        <draw:polygon draw:style-name="gr3" draw:layer="layout" svg:width="0cm" svg:height="0cm" svg:x="7.034cm" svg:y="16.495cm" svg:viewBox="0 0 0 0" draw:points="0,0">
          <text:p/>
        </draw:polygon>
        <draw:polygon draw:style-name="gr3" draw:layer="layout" svg:width="0cm" svg:height="0cm" svg:x="8.861cm" svg:y="17.808cm" svg:viewBox="0 0 0 0" draw:points="0,0">
          <text:p/>
        </draw:polygon>
        <draw:polygon draw:style-name="gr3" draw:layer="layout" svg:width="0cm" svg:height="0cm" svg:x="8.3cm" svg:y="17.698cm" svg:viewBox="0 0 0 0" draw:points="0,0">
          <text:p/>
        </draw:polygon>
        <draw:polygon draw:style-name="gr3" draw:layer="layout" svg:width="0cm" svg:height="0cm" svg:x="8.6cm" svg:y="18.002cm" svg:viewBox="0 0 0 0" draw:points="0,0">
          <text:p/>
        </draw:polygon>
        <draw:polygon draw:style-name="gr3" draw:layer="layout" svg:width="0cm" svg:height="0cm" svg:x="7.298cm" svg:y="17.801cm" svg:viewBox="0 0 0 0" draw:points="0,0">
          <text:p/>
        </draw:polygon>
        <draw:polygon draw:style-name="gr3" draw:layer="layout" svg:width="0cm" svg:height="0cm" svg:x="7.5cm" svg:y="18.002cm" svg:viewBox="0 0 0 0" draw:points="0,0">
          <text:p/>
        </draw:polygon>
        <draw:polygon draw:style-name="gr3" draw:layer="layout" svg:width="0cm" svg:height="0cm" svg:x="7.461cm" svg:y="13.599cm" svg:viewBox="0 0 0 0" draw:points="0,0">
          <text:p/>
        </draw:polygon>
        <draw:polygon draw:style-name="gr3" draw:layer="layout" svg:width="0cm" svg:height="0cm" svg:x="7.662cm" svg:y="13.8cm" svg:viewBox="0 0 0 0" draw:points="0,0">
          <text:p/>
        </draw:polygon>
        <draw:polygon draw:style-name="gr3" draw:layer="layout" svg:width="0cm" svg:height="0cm" svg:x="8.999cm" svg:y="14.199cm" svg:viewBox="0 0 0 0" draw:points="0,0">
          <text:p/>
        </draw:polygon>
        <draw:polygon draw:style-name="gr3" draw:layer="layout" svg:width="0cm" svg:height="0cm" svg:x="9.2cm" svg:y="14.4cm" svg:viewBox="0 0 0 0" draw:points="0,0">
          <text:p/>
        </draw:polygon>
        <draw:polygon draw:style-name="gr3" draw:layer="layout" svg:width="0cm" svg:height="0cm" svg:x="7.5cm" svg:y="14.943cm" svg:viewBox="0 0 0 0" draw:points="0,0">
          <text:p/>
        </draw:polygon>
        <draw:polygon draw:style-name="gr3" draw:layer="layout" svg:width="0cm" svg:height="0cm" svg:x="7.701cm" svg:y="15.144cm" svg:viewBox="0 0 0 0" draw:points="0,0">
          <text:p/>
        </draw:polygon>
        <draw:polygon draw:style-name="gr3" draw:layer="layout" svg:width="0cm" svg:height="0cm" svg:x="8.9cm" svg:y="15.599cm" svg:viewBox="0 0 0 0" draw:points="0,0">
          <text:p/>
        </draw:polygon>
        <draw:polygon draw:style-name="gr3" draw:layer="layout" svg:width="0cm" svg:height="0cm" svg:x="9.101cm" svg:y="15.8cm" svg:viewBox="0 0 0 0" draw:points="0,0">
          <text:p/>
        </draw:polygon>
        <draw:polygon draw:style-name="gr3" draw:layer="layout" svg:width="0cm" svg:height="0cm" svg:x="7.401cm" svg:y="16.4cm" svg:viewBox="0 0 0 0" draw:points="0,0">
          <text:p/>
        </draw:polygon>
        <draw:polygon draw:style-name="gr3" draw:layer="layout" svg:width="0cm" svg:height="0cm" svg:x="7.602cm" svg:y="16.601cm" svg:viewBox="0 0 0 0" draw:points="0,0">
          <text:p/>
        </draw:polygon>
        <draw:polygon draw:style-name="gr3" draw:layer="layout" svg:width="0cm" svg:height="0cm" svg:x="8.798cm" svg:y="17cm" svg:viewBox="0 0 0 0" draw:points="0,0">
          <text:p/>
        </draw:polygon>
        <draw:polygon draw:style-name="gr3" draw:layer="layout" svg:width="0cm" svg:height="0cm" svg:x="8.999cm" svg:y="17.201cm" svg:viewBox="0 0 0 0" draw:points="0,0">
          <text:p/>
        </draw:polygon>
        <draw:custom-shape draw:style-name="gr4" draw:text-style-name="P1" draw:layer="layout" svg:width="0.12cm" svg:height="0.12cm" svg:x="12.58cm" svg:y="12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2.107cm" svg:height="1.37cm" draw:transform="skewX (0.183608637309803) rotate (0.0872664625997165) translate (10.4573974741887cm 13.55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3) rotate (0.0872664625997165) translate (11.7073974741887cm 16.90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3) rotate (0.0872664625997165) translate (8.69739747418874cm 15.77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4) rotate (0.0872664625997165) translate (11.9673974741887cm 14.11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3) rotate (0.0872664625997165) translate (10.3473974741887cm 14.95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3) rotate (0.0872664625997165) translate (10.2073974741887cm 16.34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3) rotate (0.0872664625997165) translate (8.82739747418874cm 14.39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3) rotate (0.0872664625997165) translate (8.95739747418874cm 12.99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3) rotate (0.0872664625997165) translate (8.54739747418875cm 17.15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3) rotate (0.0872664625997165) translate (7.04739747418874cm 16.60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3) rotate (0.0872664625997165) translate (7.30739747418874cm 13.83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3) rotate (0.0872664625997165) translate (7.17739747418874cm 15.22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3) rotate (0.0872664625997165) translate (12.1073974741887cm 12.73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3) rotate (0.0872664625997165) translate (10.6073974741887cm 12.16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3) rotate (0.0872664625997165) translate (7.44739747418874cm 12.44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3) rotate (0.0872664625997165) translate (9.08739747418874cm 11.60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3) rotate (0.0872664625997165) translate (12.2673974741887cm 11.3582819190245cm)" svg:viewBox="0 0 2108 1371" svg:d="M528 0h1053l526 685-527 686h-1054l-526-686zM1 0zM2108 1370z">
          <text:p/>
        </draw:path>
        <draw:path draw:style-name="gr5" draw:text-style-name="P1" draw:layer="layout" svg:width="2.107cm" svg:height="1.37cm" draw:transform="skewX (0.183608637309803) rotate (0.0872664625997165) translate (11.8573974741887cm 15.5082819190245cm)" svg:viewBox="0 0 2108 1371" svg:d="M528 0h1053l526 685-527 686h-1054l-526-686zM1 0zM2108 1370z">
          <text:p/>
        </draw:path>
        <draw:custom-shape draw:style-name="gr4" draw:text-style-name="P1" draw:layer="layout" svg:width="0.12cm" svg:height="0.12cm" svg:x="12.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12.18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10.6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10.8cm" svg:y="14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10.92cm" svg:y="13.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12cm" svg:height="0.12cm" svg:x="8.88cm" svg:y="18.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12cm" svg:height="0.12cm" svg:x="9.4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9.28cm" svg:y="14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9.14cm" svg:y="1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7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11.06cm" svg:y="12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9.55cm" svg:y="11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12.72cm" svg:y="11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14.06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13.92cm" svg:y="14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13.82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14.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12.42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7.38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7.64cm" svg:y="15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9cm" svg:y="1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7.91cm" svg:y="1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cm" svg:height="0.12cm" svg:x="12.02cm" svg:y="18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12cm" svg:height="0.12cm" svg:x="13.66cm" svg:y="17.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13.04cm" svg:y="18.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12cm" svg:height="0.12cm" svg:x="10.52cm" svg:y="1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11.56cm" svg:y="17.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13.32cm" svg:y="15.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11.8cm" svg:y="14.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13.181cm" svg:y="16.6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10.2cm" svg:y="1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10.04cm" svg:y="16.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9.9cm" svg:y="18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8.52cm" svg:y="16.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8.68cm" svg:y="14.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8.78cm" svg:y="13.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11.681cm" svg:y="16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6.9cm" svg:y="17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7.02cm" svg:y="1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7.3cm" svg:y="13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8.38cm" svg:y="17.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10.5cm" svg:y="11.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7.16cm" svg:y="14.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10.44cm" svg:y="12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11.98cm" svg:y="13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12.1cm" svg:y="11.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13.46cm" svg:y="13.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13.7cm" svg:y="11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13.58cm" svg:y="1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8.901cm" svg:y="12.1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cm" svg:height="0.22cm" svg:x="10.3cm" svg:y="14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12cm" svg:height="0.12cm" svg:x="7.771cm" svg:y="13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30T23:55:59.878505310</dc:date>
    <dc:creator>Arrow13 </dc:creator>
    <meta:generator>LibreOffice/4.2.8.2$Linux_X86_64 LibreOffice_project/420m0$Build-2</meta:generator>
    <meta:editing-duration>PT33S</meta:editing-duration>
    <meta:editing-cycles>2</meta:editing-cycles>
    <meta:document-statistic meta:object-count="107"/>
  </office:meta>
</office:document-meta>
</file>